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4000" fo:border-left="0.74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ff4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>
            <text:p>.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69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.</text:p>
          </table:table-cell>
          <table:table-cell table:number-columns-repeated="3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number-columns-repeated="3" table:style-name="ce48" office:value-type="string" calcext:value-type="string">
            <text:p>.</text:p>
          </table:table-cell>
          <table:table-cell table:style-name="ce6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.</text:p>
          </table:table-cell>
          <table:table-cell table:number-columns-repeated="3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3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3"/>
          <table:table-cell table:style-name="ce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.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number-columns-repeated="2" table:style-name="ce48" office:value-type="string" calcext:value-type="string">
            <text:p>.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number-columns-repeated="2" table:style-name="ce48" office:value-type="string" calcext:value-type="string">
            <text:p>.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.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 table:number-columns-repeated="4"/>
          <table:table-cell office:value-type="string" calcext:value-type="string">
            <text:p>cols:</text:p>
          </table:table-cell>
          <table:table-cell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/>
          <table:table-cell office:value-type="string" calcext:value-type="string">
            <text:p>cols:</text:p>
          </table:table-cell>
          <table:table-cell table:number-columns-repeated="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.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x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style-name="ce33" office:value-type="string" calcext:value-type="string">
            <text:p>.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0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[I,j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6:15:54.855682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09:31.960421965</meta:creation-date>
    <dc:date>2024-11-18T16:24:48.201122109</dc:date>
    <meta:editing-duration>PT11H31M13S</meta:editing-duration>
    <meta:editing-cycles>22</meta:editing-cycles>
    <meta:generator>LibreOffice/24.8.2.1$Linux_X86_64 LibreOffice_project/480$Build-1</meta:generator>
    <meta:document-statistic meta:table-count="2" meta:cell-count="418" meta:object-count="0"/>
  </office:meta>
</office:document-meta>
</file>